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P2" style:parent-style-name="Normal" style:family="paragraph">
      <style:text-properties fo:font-weight="bold" style:font-weight-asian="bold" fo:font-size="14pt" style:font-size-asian="14pt"/>
    </style:style>
    <style:style style:name="P3" style:parent-style-name="Normal" style:family="paragraph">
      <style:text-properties fo:font-weight="bold" style:font-weight-asian="bold" fo:font-size="14pt" style:font-size-asian="14pt"/>
    </style:style>
    <style:style style:name="P4" style:parent-style-name="Normal" style:family="paragraph">
      <style:text-properties fo:font-size="12pt" style:font-size-asian="12pt"/>
    </style:style>
    <style:style style:name="P5" style:parent-style-name="Normal" style:family="paragraph">
      <style:text-properties fo:font-weight="bold" style:font-weight-asian="bold" fo:font-size="14pt" style:font-size-asian="14pt"/>
    </style:style>
    <style:style style:name="P6" style:parent-style-name="Normal" style:family="paragraph">
      <style:text-properties fo:font-size="12pt" style:font-size-asian="12pt"/>
    </style:style>
    <style:style style:name="P7" style:parent-style-name="Normal" style:family="paragraph">
      <style:text-properties fo:font-size="12pt" style:font-size-asian="12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" style:family="paragraph">
      <style:text-properties fo:font-size="12pt" style:font-size-asian="12pt"/>
    </style:style>
    <style:style style:name="P10" style:parent-style-name="Normal" style:family="paragraph">
      <style:text-properties fo:font-size="12pt" style:font-size-asian="12pt"/>
    </style:style>
    <style:style style:name="P11" style:parent-style-name="Normal" style:family="paragraph">
      <style:text-properties fo:font-size="12pt" style:font-size-asian="12pt"/>
    </style:style>
    <style:style style:name="P12" style:parent-style-name="Normal" style:family="paragraph">
      <style:text-properties fo:font-weight="bold" style:font-weight-asian="bold" fo:font-size="14pt" style:font-size-asian="14pt"/>
    </style:style>
    <style:style style:name="P13" style:parent-style-name="Normal" style:family="paragraph">
      <style:text-properties fo:font-size="14pt" style:font-size-asian="14pt"/>
    </style:style>
    <style:style style:name="P14" style:parent-style-name="Normal" style:family="paragraph">
      <style:text-properties fo:font-size="14pt" style:font-size-asian="14pt"/>
    </style:style>
    <style:style style:name="P15" style:parent-style-name="Normal" style:family="paragraph">
      <style:text-properties fo:font-weight="bold" style:font-weight-asian="bold" fo:font-size="14pt" style:font-size-asian="14pt"/>
    </style:style>
    <style:style style:name="T16" style:parent-style-name="DefaultParagraphFont" style:family="text">
      <style:text-properties fo:font-size="14pt" style:font-size-asian="14pt"/>
    </style:style>
    <style:style style:name="T17" style:parent-style-name="DefaultParagraphFont" style:family="text">
      <style:text-properties fo:font-weight="bold" style:font-weight-asian="bold" fo:font-size="14pt" style:font-size-asian="14pt"/>
    </style:style>
    <style:style style:name="T18" style:parent-style-name="DefaultParagraphFont" style:family="text">
      <style:text-properties fo:font-weight="bold" style:font-weight-asian="bold" fo:font-size="14pt" style:font-size-asian="14pt"/>
    </style:style>
    <style:style style:name="P19" style:parent-style-name="Normal" style:family="paragraph">
      <style:text-properties fo:font-size="14pt" style:font-size-asian="14pt"/>
    </style:style>
    <style:style style:name="P20" style:parent-style-name="Normal" style:family="paragraph">
      <style:text-properties fo:font-weight="bold" style:font-weight-asian="bold" fo:font-size="14pt" style:font-size-asian="14pt"/>
    </style:style>
    <style:style style:name="P21" style:parent-style-name="Normal" style:family="paragraph">
      <style:text-properties fo:font-size="14pt" style:font-size-asian="14pt"/>
    </style:style>
    <style:style style:name="P22" style:parent-style-name="Normal" style:family="paragraph">
      <style:paragraph-properties fo:break-before="page"/>
      <style:text-properties fo:font-weight="bold" style:font-weight-asian="bold" fo:font-size="14pt" style:font-size-asian="14pt"/>
    </style:style>
    <style:style style:name="P23" style:parent-style-name="Normal" style:family="paragraph">
      <style:text-properties fo:font-weight="bold" style:font-weight-asian="bold" fo:font-size="14pt" style:font-size-asian="14pt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text-properties fo:font-weight="bold" style:font-weight-asian="bold" fo:font-size="14pt" style:font-size-asian="14pt"/>
    </style:style>
    <style:style style:name="P26" style:parent-style-name="Normal" style:family="paragraph">
      <style:text-properties fo:font-weight="bold" style:font-weight-asian="bold" fo:font-size="14pt" style:font-size-asian="14pt"/>
    </style:style>
    <style:style style:name="P27" style:parent-style-name="Normal" style:family="paragraph">
      <style:text-properties fo:font-size="14pt" style:font-size-asian="14pt"/>
    </style:style>
    <style:style style:name="P28" style:parent-style-name="Normal" style:family="paragraph">
      <style:text-properties fo:font-weight="bold" style:font-weight-asian="bold" fo:font-size="14pt" style:font-size-asian="14pt"/>
    </style:style>
    <style:style style:name="P29" style:parent-style-name="Normal" style:family="paragraph">
      <style:text-properties fo:font-weight="bold" style:font-weight-asian="bold" fo:font-size="14pt" style:font-size-asian="14pt"/>
    </style:style>
    <style:style style:name="P30" style:parent-style-name="Normal" style:family="paragraph">
      <style:text-properties fo:font-size="14pt" style:font-size-asian="14pt"/>
    </style:style>
    <style:style style:name="P31" style:parent-style-name="Normal" style:family="paragraph">
      <style:text-properties fo:font-weight="bold" style:font-weight-asian="bold" fo:font-size="14pt" style:font-size-asian="14pt"/>
    </style:style>
    <style:style style:name="P32" style:parent-style-name="Normal" style:family="paragraph">
      <style:text-properties fo:font-weight="bold" style:font-weight-asian="bold"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weight="bold" style:font-weight-asian="bold"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weight="bold" style:font-weight-asian="bold" fo:font-size="14pt" style:font-size-asian="14pt"/>
    </style:style>
    <style:style style:name="P39" style:parent-style-name="Normal" style:family="paragraph">
      <style:text-properties fo:font-size="14pt" style:font-size-asian="14pt"/>
    </style:style>
    <style:style style:name="P40" style:parent-style-name="Normal" style:family="paragraph">
      <style:text-properties fo:font-weight="bold" style:font-weight-asian="bold" fo:font-size="14pt" style:font-size-asian="14pt"/>
    </style:style>
    <style:style style:name="P41" style:parent-style-name="Normal" style:family="paragraph">
      <style:text-properties fo:font-weight="bold" style:font-weight-asian="bold" fo:font-size="14pt" style:font-size-asian="14pt"/>
    </style:style>
    <style:style style:name="P42" style:parent-style-name="Normal" style:family="paragraph">
      <style:text-properties fo:font-size="14pt" style:font-size-asian="14pt"/>
    </style:style>
    <style:style style:name="P43" style:parent-style-name="Normal" style:family="paragraph"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FAQ</text:p>
      <text:p text:style-name="P2"/>
      <text:p text:style-name="P3">APA ITU Little Tree ?</text:p>
      <text:p text:style-name="P4">Little Tree adalah media adopsi pohon virtual yang membantu menghubungkan orang yang ingin menanam pohon dalam bentuk donasi dengan penyedia lahan kosong sebagai pengelolanya.</text:p>
      <text:p text:style-name="P5">Bagaimana cara berdonasi di Little Tree ?</text:p>
      <text:p text:style-name="P6">Langkah yang dilakukan untuk berdonasi di Little Tree adalah :</text:p>
      <text:p text:style-name="P7">1. Tekan tombol “ayo donasi” di halaman utama/</text:p>
      <text:p text:style-name="P8">2. Tentukan tempat penanaman pohon, jumlah pohon, dan nama pohon.</text:p>
      <text:p text:style-name="P9">3. lakukan pembayaran</text:p>
      <text:p text:style-name="P10">4. konfirmasi pembayaran</text:p>
      <text:p text:style-name="P11"/>
      <text:p text:style-name="P12">Apa yang dilakukan Little Tree ?</text:p>
      <text:p text:style-name="P13">Little Tree akan menghubungkan orang yang ingin melakukan donasi berupa penanaman pohon dengan pemilik lahan kosong untuk ditanami pohon dalam jangka waktu yang telah ditentukan.</text:p>
      <text:p text:style-name="P14"/>
      <text:p text:style-name="P15">Siapakah yang akan mengelola pohon ?</text:p>
      <text:p text:style-name="Normal"><text:span text:style-name="T16">Pohon yang ditanam akan dikelola oleh petani atau desa binaan dari Little Tree. Untuk melihat mitra silahkan<text:s/></text:span><text:span text:style-name="T17">klik disini</text:span><text:span text:style-name="T18">.</text:span></text:p>
      <text:p text:style-name="P19"/>
      <text:p text:style-name="P20">Untuk apa sajakah alokasi biaya donasi ?</text:p>
      <text:p text:style-name="P21">Biaya donasi adalah 150.000 / Pohon dengan alokasi 10% dana penanaman, 80% dana pengelolaan, dan 10% untuk administrasi dan supervisi.</text:p>
      <text:p text:style-name="P22"/>
      <text:soft-page-break/>
      <text:p text:style-name="P23">Manfaat apa yang diperoleh donator ?</text:p>
      <text:p text:style-name="P24">Dengan melakukan donasi penanaman pohon, maka anda telah membantu berkontribusi untuk menjaga kelestarian hutan Indonesia.</text:p>
      <text:p text:style-name="P25"/>
      <text:p text:style-name="P26">Manfaat apa yang diberikan kepada petani ?</text:p>
      <text:p text:style-name="P27">Dengan donasi yang diberikan, maka lahan kosong milik petani akan ditanam dengan pohon yang dapat <text:s/>membantu mengurasi emisi CO2,<text:s/>mencegah banjir dan longsor, serta dapat meningkatkan produktivitas masyarakat setempat dengan olahan produk pohon rakyat.</text:p>
      <text:p text:style-name="P28"/>
      <text:p text:style-name="P29">Apa yang di dapatkan oleh donator ?</text:p>
      <text:p text:style-name="P30">Pada tahun terakhir masa adopsi, maka donator akan diberikan souvenir hasil olahan pohon yang telah didonasikan.</text:p>
      <text:p text:style-name="P31"/>
      <text:p text:style-name="P32">Berapa lama jangka waktu adopsi ?</text:p>
      <text:p text:style-name="P33">Jangka waktu adopsi yaitu 5 tahun.</text:p>
      <text:p text:style-name="P34"/>
      <text:p text:style-name="P35">Bisakah memperpanjang adopsi ?</text:p>
      <text:p text:style-name="P36">Masa adopsi bisa diperpanjang dengan ketentuan yang berbeda.</text:p>
      <text:p text:style-name="P37"/>
      <text:p text:style-name="P38">Apakah menanam pohon di lahan lain bisa dilakukan di Little Tree ?</text:p>
      <text:p text:style-name="P39">Untuk saat ini hanya dapat memilih lokasi yang disediakan oleh little tree.</text:p>
      <text:p text:style-name="P40"/>
      <text:p text:style-name="P41">Apa bukti dari kepemilikan pohon ?</text:p>
      <text:p text:style-name="P42">Bukti kepemilikan pohon adalah sertifikat.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mmad afrizal</meta:initial-creator>
    <dc:creator>mohammad afrizal</dc:creator>
    <meta:creation-date>2016-10-25T08:50:00Z</meta:creation-date>
    <dc:date>2016-10-25T09:11:00Z</dc:date>
    <meta:template xlink:href="Normal" xlink:type="simple"/>
    <meta:editing-cycles>15</meta:editing-cycles>
    <meta:editing-duration>PT1260S</meta:editing-duration>
    <meta:document-statistic meta:page-count="2" meta:paragraph-count="4" meta:word-count="300" meta:character-count="2009" meta:row-count="14" meta:non-whitespace-character-count="1713"/>
  </office:meta>
</office:document-meta>
</file>